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size-asian="10.5pt"/>
    </style:style>
    <style:style style:name="P4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Cas d'utilisation</text:p>
          </table:table-cell>
          <table:table-cell table:style-name="Tableau1.A1" office:value-type="string">
            <text:p text:style-name="P1">Scénario</text:p>
          </table:table-cell>
          <table:table-cell table:style-name="Tableau1.C1" office:value-type="string">
            <text:p text:style-name="P1">Description </text:p>
          </table:table-cell>
        </table:table-row>
        <table:table-row>
          <table:table-cell table:style-name="Tableau1.A2" table:number-rows-spanned="3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4"/>
            <text:p text:style-name="P4"/>
            <text:p text:style-name="P4">Mode bac à sable</text:p>
          </table:table-cell>
          <table:table-cell table:style-name="Tableau1.A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Nominal</text:p>
          </table:table-cell>
          <table:table-cell table:style-name="Tableau1.C2" office:value-type="string">
            <text:p text:style-name="P2">-Vous êtes le propriétaire d'une exploitation minière exploitée par des Nains( au sens nordique du terme). </text:p>
            <text:p text:style-name="P2">-Vous allez devoir gérez votre personnel, en embauchez ou au contraire vous en séparer. </text:p>
            <text:p text:style-name="P2">-Vous devez aussi organiser votre mine, en créant les divers locaux nécessaire à son exploitation (taverne, dortoir, forge, atelier de réparation, etc...).</text:p>
            <text:p text:style-name="P2">-Une entreprise qui n’investit pas dans la R&amp;D à de grandes chances de se voir dépasser par les événements, pour votre mine c'est pareil : un matériaux trop résistant, et voilà vous êtes bloqué.</text:p>
            <text:p text:style-name="P2">-Enfin une mine est un milieux fermé, vous allez donc devoir faire du commerce avec les différents peuples qui transitent sur les routes commerciales situées au abords de votre mine.</text:p>
          </table:table-cell>
        </table:table-row>
        <table:table-row>
          <table:covered-table-cell/>
          <table:table-cell table:style-name="Tableau1.A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Alternatif</text:p>
          </table:table-cell>
          <table:table-cell table:style-name="Tableau1.C2" office:value-type="string">
            <text:p text:style-name="Table_20_Contents">-En parlant de routes commerciales ne pas les sécuriser signifiera, peu voir pas de marchandises, en effet les bandits rôdent.</text:p>
            <text:p text:style-name="Table_20_Contents">-Et qui dit peu de marchandises, signifie une bière de moins bonne qualité, ou pire une rupture d'herbes à pipe. Le résultat sera le même la motivation de vos nains sera en baisse, ils travailleront moins efficacement.</text:p>
            <text:p text:style-name="Table_20_Contents">-Finalement, ils s'organiseront en syndicats et stopperont le travail. <text:s/></text:p>
          </table:table-cell>
        </table:table-row>
        <table:table-row>
          <table:covered-table-cell/>
          <table:table-cell table:style-name="Tableau1.A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D'erreur</text:p>
          </table:table-cell>
          <table:table-cell table:style-name="Tableau1.C2" office:value-type="string">
            <text:p text:style-name="Table_20_Contents">-Au bout d'un certain temps, excédés par des conditions de travail déplorables, ils commenceront à partir en demandant des primes de licenciement. <text:s/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ext:soft-page-break/>
        <table:table-row>
          <table:table-cell table:style-name="Tableau1.A2" table:number-rows-spanned="3" office:value-type="string">
            <text:p text:style-name="Table_20_Contents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ode challenge</text:p>
          </table:table-cell>
          <table:table-cell table:style-name="Tableau1.A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Nominal</text:p>
          </table:table-cell>
          <table:table-cell table:style-name="Tableau1.C2" office:value-type="string">
            <text:p text:style-name="Table_20_Contents">-Maintenant que vous vous êtes habitué au gameplay du jeu, et que vous souhaitez un peu plus de difficulté, essayez le mode challenge : il consiste à accomplir divers objectifs (récoltes de ressources, atteindre un point précis) en un temps limité.</text:p>
            <text:p text:style-name="Table_20_Contents">-Mais les gobelins ne voit pas cela de la même oreilles et sont bien décidé à harceler vos travailleurs.</text:p>
          </table:table-cell>
        </table:table-row>
        <table:table-row>
          <table:covered-table-cell/>
          <table:table-cell table:style-name="Tableau1.A2" office:value-type="string">
            <text:p text:style-name="P4"/>
            <text:p text:style-name="P4"/>
            <text:p text:style-name="P4"/>
            <text:p text:style-name="P4">Alternatif</text:p>
          </table:table-cell>
          <table:table-cell table:style-name="Tableau1.C2" office:value-type="string">
            <text:p text:style-name="Table_20_Contents">-Les attaques répétées des gobelins sur vos mineurs leurs fait de leur motivation.</text:p>
            <text:p text:style-name="Table_20_Contents">-Pour parfaire le tableau le garde-manger se fait piller, et un nain affamé est un nain peu enclin à la négociation.</text:p>
          </table:table-cell>
        </table:table-row>
        <table:table-row>
          <table:covered-table-cell/>
          <table:table-cell table:style-name="Tableau1.A2" office:value-type="string">
            <text:p text:style-name="P4"/>
            <text:p text:style-name="P4">D'erreur</text:p>
          </table:table-cell>
          <table:table-cell table:style-name="Tableau1.C2" office:value-type="string">
            <text:p text:style-name="Table_20_Contents">-Le temps est écoulé (RP à déterminer)</text:p>
            <text:p text:style-name="Table_20_Contents"/>
          </table:table-cell>
        </table:table-row>
        <table:table-row>
          <table:table-cell table:style-name="Tableau1.A2" table:number-rows-spanned="3" office:value-type="string">
            <text:p text:style-name="Table_20_Contents"/>
            <text:p text:style-name="P4"/>
            <text:p text:style-name="P4"/>
            <text:p text:style-name="P4"/>
            <text:p text:style-name="P4"/>
            <text:p text:style-name="P4">Mode aventure</text:p>
          </table:table-cell>
          <table:table-cell table:style-name="Tableau1.A2" office:value-type="string">
            <text:p text:style-name="P4"/>
            <text:p text:style-name="P4"/>
            <text:p text:style-name="P4">Nominal</text:p>
          </table:table-cell>
          <table:table-cell table:style-name="Tableau1.C2" office:value-type="string">
            <text:p text:style-name="Table_20_Contents">-Vous êtes maintenant connu dans la majorité du Royaume, les commandes de mithril et de gemmes affluent, saurez-vous satisfaire les demandes croissantes ?</text:p>
          </table:table-cell>
        </table:table-row>
        <table:table-row>
          <table:covered-table-cell/>
          <table:table-cell table:style-name="Tableau1.A2" office:value-type="string">
            <text:p text:style-name="P4">Alternatif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4"/>
            <text:p text:style-name="P4">D'erreur</text:p>
          </table:table-cell>
          <table:table-cell table:style-name="Tableau1.C2" office:value-type="string">
            <text:p text:style-name="Table_20_Contents">-Vous n'avez pas réussis à honorer votre contrat, votre réputation baiss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5T16:49:23.53</meta:creation-date>
    <dc:date>2013-02-26T17:55:56.32</dc:date>
    <meta:editing-duration>PT22M39S</meta:editing-duration>
    <meta:editing-cycles>3</meta:editing-cycles>
    <meta:generator>OpenOffice.org/3.4.1$Win32 OpenOffice.org_project/341m1$Build-9593</meta:generator>
    <dc:creator>Alexandre HAMANN</dc:creator>
    <meta:document-statistic meta:table-count="1" meta:image-count="0" meta:object-count="0" meta:page-count="2" meta:paragraph-count="31" meta:word-count="360" meta:character-count="2261"/>
  </office:meta>
</office:document-meta>
</file>